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62cm" fo:min-width="3.108cm"/>
      <style:paragraph-properties style:writing-mode="lr-tb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5cm" fo:min-width="2.5cm"/>
      <style:paragraph-properties style:writing-mode="lr-tb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5cm" fo:min-width="2.5cm"/>
      <style:paragraph-properties style:writing-mode="lr-tb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5cm" fo:min-width="5cm"/>
      <style:paragraph-properties style:writing-mode="lr-tb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5cm" fo:min-width="4.5cm"/>
      <style:paragraph-properties style:writing-mode="lr-tb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5cm" fo:min-width="2cm"/>
      <style:paragraph-properties style:writing-mode="lr-tb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51cm" fo:min-width="2.178cm"/>
      <style:paragraph-properties style:writing-mode="lr-tb"/>
    </style:style>
    <style:style style:name="gr8" style:family="graphic" style:parent-style-name="standard">
      <style:graphic-properties svg:stroke-color="#000000" draw:fill="solid" draw:fill-color="#ffffff" draw:textarea-vertical-align="middle"/>
    </style:style>
    <style:style style:name="gr9" style:family="graphic" style:parent-style-name="objectwithoutfill">
      <style:graphic-properties svg:stroke-color="#000000" draw:marker-end="Стили_20_стрелок_20_1" draw:marker-end-width="0.3cm" draw:fill="none" draw:fill-color="#ffffff" draw:textarea-vertical-align="middle"/>
    </style:style>
    <style:style style:name="gr10" style:family="graphic" style:parent-style-name="objectwithoutfill">
      <style:graphic-properties svg:stroke-color="#000000" draw:marker-end="Стили_20_стрелок_20_2" draw:marker-end-width="0.3cm" draw:fill="none" draw:fill-color="#ffffff" draw:textarea-vertical-align="middle"/>
    </style:style>
    <style:style style:name="gr11" style:family="graphic" style:parent-style-name="objectwithoutfill">
      <style:graphic-properties svg:stroke-color="#000000" draw:marker-end="Стили_20_стрелок_20_4" draw:marker-end-width="0.3cm" draw:fill="none" draw:fill-color="#ffffff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0.2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0.199cm"/>
      <style:paragraph-properties style:writing-mode="lr-tb"/>
    </style:style>
    <style:style style:name="P1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2" style:family="paragraph">
      <loext:graphic-properties draw:fill="solid" draw:fill-color="#ffffff"/>
      <style:paragraph-properties fo:text-align="center"/>
      <style:text-properties style:font-name="Times New Roman" fo:font-size="12pt" style:font-size-asian="12pt" style:font-size-complex="12pt"/>
    </style:style>
    <style:style style:name="P3" style:family="paragraph">
      <style:paragraph-properties fo:text-align="center"/>
      <style:text-properties style:font-name="Times New Roman"/>
    </style:style>
    <style:style style:name="P4" style:family="paragraph">
      <loext:graphic-properties draw:fill="solid" draw:fill-color="#ffffff"/>
      <style:paragraph-properties fo:text-align="center"/>
      <style:text-properties style:font-name="Times New Roman"/>
    </style:style>
    <style:style style:name="P5" style:family="paragraph">
      <loext:graphic-properties draw:fill="none" draw:fill-color="#ffffff"/>
      <style:paragraph-properties fo:text-align="center"/>
      <style:text-properties style:font-name="Times New Roman"/>
    </style:style>
    <style:style style:name="P6" style:family="paragraph">
      <loext:graphic-properties draw:fill="none" draw:fill-color="#ffffff"/>
      <style:text-properties style:font-name="Times New Roman" fo:font-size="12pt" style:font-size-asian="12pt" style:font-size-complex="12pt"/>
    </style:style>
    <style:style style:name="P7" style:family="paragraph">
      <style:paragraph-properties fo:text-align="start"/>
      <style:text-properties style:font-name="Times New Roman" fo:font-size="10pt" style:font-size-asian="10pt" style:font-size-complex="10pt"/>
    </style:style>
    <style:style style:name="P8" style:family="paragraph">
      <loext:graphic-properties draw:fill="none" draw:fill-color="#ffffff"/>
      <style:paragraph-properties fo:text-align="start"/>
      <style:text-properties style:font-name="Times New Roman" fo:font-size="10pt" style:font-size-asian="10pt" style:font-size-complex="10pt"/>
    </style:style>
    <style:style style:name="P9" style:family="paragraph">
      <style:paragraph-properties fo:text-align="center"/>
      <style:text-properties style:font-name="Times New Roman" fo:font-size="10pt" style:font-size-asian="10pt" style:font-size-complex="10pt"/>
    </style:style>
    <style:style style:name="P10" style:family="paragraph">
      <loext:graphic-properties draw:fill="none" draw:fill-color="#ffffff"/>
      <style:paragraph-properties fo:text-align="center"/>
      <style:text-properties style:font-name="Times New Roman"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4cm" svg:height="2cm" svg:x="3.25cm" svg:y="5.75cm">
          <text:p text:style-name="P1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2" draw:id="id2" draw:layer="layout" svg:width="6cm" svg:height="3cm" svg:x="2.25cm" svg:y="8.75cm">
          <text:p text:style-name="P1"><text:span text:style-name="T1">Повторять, пока</text:span></text:p>
          <text:p text:style-name="P1"><text:span text:style-name="T1">не перейдём дорогу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2" xml:id="id4" draw:id="id4" draw:layer="layout" svg:width="6cm" svg:height="4cm" svg:x="2.25cm" svg:y="14.75cm">
          <text:p text:style-name="P1"><text:span text:style-name="T1">Горит</text:span></text:p>
          <text:p text:style-name="P1"><text:span text:style-name="T1">красный или жёлтый</text:span></text:p>
          <text:p text:style-name="P1"><text:span text:style-name="T1">сигнал светофора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xml:id="id3" draw:id="id3" draw:layer="layout" svg:width="5.5cm" svg:height="2cm" svg:x="2.5cm" svg:y="12.25cm">
          <text:p text:style-name="P1"><text:span text:style-name="T1">Посмотреть на</text:span></text:p>
          <text:p text:style-name="P1"><text:span text:style-name="T1">цвет сигнала светофор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5" draw:id="id5" draw:layer="layout" svg:width="5cm" svg:height="2cm" svg:x="2.75cm" svg:y="19.5cm">
          <text:p text:style-name="P1"><text:span text:style-name="T1">Дождаться смены</text:span></text:p>
          <text:p text:style-name="P1"><text:span text:style-name="T1">сигнала светофор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xml:id="id6" draw:id="id6" draw:layer="layout" svg:width="5cm" svg:height="4cm" svg:x="9.5cm" svg:y="14.75cm">
          <text:p text:style-name="P1"><text:span text:style-name="T1">Горит</text:span></text:p>
          <text:p text:style-name="P1"><text:span text:style-name="T1">зелёный сигнал</text:span></text:p>
          <text:p text:style-name="P1"><text:span text:style-name="T1">светофора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7" draw:id="id7" draw:layer="layout" svg:width="5cm" svg:height="2cm" svg:x="9.5cm" svg:y="19.5cm">
          <text:p text:style-name="P1"><text:span text:style-name="T1">Осторожно перейти</text:span></text:p>
          <text:p text:style-name="P1"><text:span text:style-name="T1">дорогу по зебре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" xml:id="id9" draw:id="id9" draw:layer="layout" svg:width="3.5cm" svg:height="2cm" svg:x="15.75cm" svg:y="15.75cm">
          <text:p text:style-name="P3"><text:span text:style-name="T1">Перестройка</text:span></text:p>
          <text:p text:style-name="P3"><text:span text:style-name="T1">маршрута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2" xml:id="id8" draw:id="id8" draw:layer="layout" svg:width="4cm" svg:height="2cm" svg:x="10cm" svg:y="22cm">
          <text:p text:style-name="P1"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4" xml:id="id10" draw:id="id10" draw:layer="layout" svg:x1="5.25cm" svg:y1="7.75cm" svg:x2="5.25cm" svg:y2="8.75cm" draw:start-shape="id1" draw:start-glue-point="6" draw:end-shape="id2" draw:end-glue-point="4" svg:d="M5250 7750v1000" svg:viewBox="0 0 1 1001">
          <text:p/>
        </draw:connector>
        <draw:connector draw:style-name="gr8" draw:text-style-name="P4" draw:layer="layout" svg:x1="5.25cm" svg:y1="11.75cm" svg:x2="5.25cm" svg:y2="12.25cm" draw:start-shape="id2" draw:start-glue-point="6" draw:end-shape="id3" draw:end-glue-point="4" svg:d="M5250 11750v500" svg:viewBox="0 0 1 501">
          <text:p/>
        </draw:connector>
        <draw:connector draw:style-name="gr8" draw:text-style-name="P4" draw:layer="layout" svg:x1="5.25cm" svg:y1="14.25cm" svg:x2="5.25cm" svg:y2="14.75cm" draw:start-shape="id3" draw:start-glue-point="6" draw:end-shape="id4" draw:end-glue-point="4" svg:d="M5250 14250v500" svg:viewBox="0 0 1 501">
          <text:p/>
        </draw:connector>
        <draw:connector draw:style-name="gr8" draw:text-style-name="P4" draw:layer="layout" svg:x1="5.25cm" svg:y1="18.75cm" svg:x2="5.25cm" svg:y2="19.5cm" draw:start-shape="id4" draw:start-glue-point="6" draw:end-shape="id5" draw:end-glue-point="4" svg:d="M5250 18750v750" svg:viewBox="0 0 1 751">
          <text:p/>
        </draw:connector>
        <draw:connector draw:style-name="gr8" draw:text-style-name="P4" draw:layer="layout" svg:x1="12cm" svg:y1="18.75cm" svg:x2="12cm" svg:y2="19.5cm" draw:start-shape="id6" draw:start-glue-point="6" draw:end-shape="id7" draw:end-glue-point="4" svg:d="M12000 18750v750" svg:viewBox="0 0 1 751">
          <text:p/>
        </draw:connector>
        <draw:connector draw:style-name="gr8" draw:text-style-name="P4" draw:layer="layout" svg:x1="12cm" svg:y1="21.5cm" svg:x2="12cm" svg:y2="22cm" draw:start-shape="id7" draw:start-glue-point="6" draw:end-shape="id8" draw:end-glue-point="4" svg:d="M12000 21500v500" svg:viewBox="0 0 1 501">
          <text:p/>
        </draw:connector>
        <draw:connector draw:style-name="gr9" draw:text-style-name="P5" draw:layer="layout" draw:type="line" svg:x1="8.25cm" svg:y1="16.75cm" svg:x2="9.5cm" svg:y2="16.75cm" draw:start-shape="id4" draw:start-glue-point="7" draw:end-shape="id6" draw:end-glue-point="5" svg:d="M8250 16750h1250" svg:viewBox="0 0 1251 1">
          <text:p/>
        </draw:connector>
        <draw:connector draw:style-name="gr10" draw:text-style-name="P5" draw:layer="layout" draw:type="line" svg:x1="14.5cm" svg:y1="16.75cm" svg:x2="15.75cm" svg:y2="16.75cm" draw:start-shape="id6" draw:start-glue-point="7" draw:end-shape="id9" draw:end-glue-point="3" svg:d="M14500 16750h1250" svg:viewBox="0 0 1251 1">
          <text:p/>
        </draw:connector>
        <draw:connector draw:style-name="gr11" draw:text-style-name="P5" draw:layer="layout" draw:line-skew="-0.499cm" svg:x1="2.75cm" svg:y1="20.5cm" svg:x2="5.25cm" svg:y2="8.25cm" draw:start-shape="id5" draw:start-glue-point="5" draw:end-shape="id10" draw:end-glue-point="0" svg:d="M2750 20500h-1000v-12250h3500" svg:viewBox="0 0 3501 12251">
          <text:p/>
        </draw:connector>
        <draw:frame draw:style-name="gr12" draw:text-style-name="P6" draw:layer="layout" svg:width="1.5cm" svg:height="1cm" svg:x="5.75cm" svg:y="18.75cm">
          <draw:text-box>
            <text:p/>
          </draw:text-box>
        </draw:frame>
        <draw:frame draw:style-name="gr13" draw:text-style-name="P8" draw:layer="layout" svg:width="2.5cm" svg:height="0.64cm" svg:x="5.25cm" svg:y="18.752cm">
          <draw:text-box>
            <text:p text:style-name="P7"><text:span text:style-name="T2">true</text:span></text:p>
          </draw:text-box>
        </draw:frame>
        <draw:frame draw:style-name="gr13" draw:text-style-name="P8" draw:layer="layout" svg:width="2.5cm" svg:height="0.64cm" svg:x="12cm" svg:y="18.752cm">
          <draw:text-box>
            <text:p text:style-name="P7"><text:span text:style-name="T2">true</text:span></text:p>
          </draw:text-box>
        </draw:frame>
        <draw:frame draw:style-name="gr14" draw:text-style-name="P10" draw:layer="layout" svg:width="1.32cm" svg:height="0.64cm" svg:x="8cm" svg:y="16.107cm">
          <draw:text-box>
            <text:p text:style-name="P9"><text:span text:style-name="T2">false</text:span></text:p>
          </draw:text-box>
        </draw:frame>
        <draw:frame draw:style-name="gr14" draw:text-style-name="P10" draw:layer="layout" svg:width="1.32cm" svg:height="0.64cm" svg:x="14.25cm" svg:y="16.107cm">
          <draw:text-box>
            <text:p text:style-name="P9"><text:span text:style-name="T2">false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4" draw:display-name="Стили стрелок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07T20:49:10.588000000</meta:creation-date>
    <dc:date>2021-10-07T21:16:20.604000000</dc:date>
    <meta:editing-duration>PT6M28S</meta:editing-duration>
    <meta:editing-cycles>1</meta:editing-cycles>
    <meta:document-statistic meta:object-count="23"/>
    <meta:generator>LibreOffice/7.1.5.2$Windows_X86_64 LibreOffice_project/85f04e9f809797b8199d13c421bd8a2b025d52b5</meta:generator>
  </office:meta>
</office:document-meta>
</file>